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edb2a" officeooo:paragraph-rsid="001edb2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e5788" officeooo:paragraph-rsid="001e5788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00d75" officeooo:paragraph-rsid="00200d75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34ce3" officeooo:paragraph-rsid="00234ce3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34ce3" officeooo:paragraph-rsid="00251984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34ce3" officeooo:paragraph-rsid="00254aa9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5788" officeooo:paragraph-rsid="00251984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5788" officeooo:paragraph-rsid="00254aa9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officeooo:rsid="001e5788" officeooo:paragraph-rsid="00251984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1e5788" officeooo:paragraph-rsid="00254aa9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1edb2a" officeooo:paragraph-rsid="00251984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1edb2a" officeooo:paragraph-rsid="00254aa9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51984" officeooo:paragraph-rsid="00251984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51984" officeooo:paragraph-rsid="00254aa9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3pt" style:text-underline-style="none" fo:font-weight="normal" officeooo:rsid="001e5788" officeooo:paragraph-rsid="001e5788" fo:background-color="transparent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3pt" style:text-underline-style="none" fo:font-weight="normal" officeooo:rsid="00234ce3" officeooo:paragraph-rsid="00234ce3" fo:background-color="transparent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3pt" style:text-underline-style="none" fo:font-weight="normal" officeooo:rsid="00251984" officeooo:paragraph-rsid="00251984" fo:background-color="transparent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3pt" style:text-underline-style="none" fo:font-weight="normal" officeooo:rsid="00254aa9" officeooo:paragraph-rsid="00254aa9" fo:background-color="transparent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3pt" style:text-underline-style="none" fo:font-weight="normal" officeooo:rsid="00251984" officeooo:paragraph-rsid="00251984" fo:background-color="transparent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3pt" style:text-underline-style="none" fo:font-weight="normal" officeooo:rsid="00251984" officeooo:paragraph-rsid="00254aa9" fo:background-color="transparent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5pt" style:text-underline-style="solid" style:text-underline-width="auto" style:text-underline-color="font-color" fo:font-weight="bold" officeooo:rsid="00234ce3" officeooo:paragraph-rsid="00234ce3" fo:background-color="transparent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5pt" style:text-underline-style="solid" style:text-underline-width="auto" style:text-underline-color="font-color" fo:font-weight="bold" officeooo:rsid="001e5788" officeooo:paragraph-rsid="00251984" fo:background-color="transparent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5pt" style:text-underline-style="solid" style:text-underline-width="auto" style:text-underline-color="font-color" fo:font-weight="bold" officeooo:rsid="001e5788" officeooo:paragraph-rsid="00254aa9" fo:background-color="transparent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bold" officeooo:rsid="00251984" officeooo:paragraph-rsid="00251984" fo:background-color="transparent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bold" officeooo:rsid="00251984" officeooo:paragraph-rsid="00254aa9" fo:background-color="transparent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bold" officeooo:rsid="00254aa9" officeooo:paragraph-rsid="00254aa9" fo:background-color="transparent" style:font-size-asian="14pt" style:font-weight-asian="bold" style:font-size-complex="16pt" style:font-weight-complex="bold"/>
    </style:style>
    <style:style style:name="T1" style:family="text">
      <style:text-properties officeooo:rsid="00200d75"/>
    </style:style>
    <style:style style:name="T2" style:family="text">
      <style:text-properties officeooo:rsid="00234ce3"/>
    </style:style>
    <style:style style:name="T3" style:family="text">
      <style:text-properties officeooo:rsid="002519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HWAITH K P</text:p>
      <text:p text:style-name="P1">S5 AIML</text:p>
      <text:p text:style-name="P1">ROLL NO 03</text:p>
      <text:p text:style-name="P4"><text:span text:style-name="T2">29</text:span>-0<text:span text:style-name="T1">8</text:span>-2024</text:p>
      <text:p text:style-name="P2">EXPERIMENT NO <text:span text:style-name="T3">4</text:span></text:p>
      <text:p text:style-name="P7">IMPLEMENT INFORMED SEARCH ALGORITHM BFS AND A STAR</text:p>
      <text:p text:style-name="P2"/>
      <text:p text:style-name="P3">AIM</text:p>
      <text:p text:style-name="P6">To implement <text:span text:style-name="T2">search algorithm like bfs and a star</text:span></text:p>
      <text:p text:style-name="P5"/>
      <text:p text:style-name="P3">PROGRAM</text:p>
      <text:p text:style-name="P18">import heapq</text:p>
      <text:p text:style-name="P18"/>
      <text:p text:style-name="P18">def bestfirst(graph,heuristic,start,goal):</text:p>
      <text:p text:style-name="P18"><text:s text:c="4"/>li=[]</text:p>
      <text:p text:style-name="P18"><text:s text:c="4"/>heapq.heappush(li,(heuristic[start],start))</text:p>
      <text:p text:style-name="P18"><text:s text:c="4"/>visited=set()</text:p>
      <text:p text:style-name="P18"><text:s text:c="4"/>previous_node={start:None}</text:p>
      <text:p text:style-name="P18"><text:s text:c="4"/>while li:</text:p>
      <text:p text:style-name="P18"><text:s text:c="8"/>_,currentnode=heapq.heappop(li)</text:p>
      <text:p text:style-name="P18"><text:s text:c="8"/>if currentnode in visited:</text:p>
      <text:p text:style-name="P18"><text:s text:c="12"/>continue</text:p>
      <text:p text:style-name="P18"/>
      <text:p text:style-name="P18"><text:s text:c="8"/>visited.add(currentnode)</text:p>
      <text:p text:style-name="P18"><text:s text:c="8"/>if currentnode==goal:</text:p>
      <text:p text:style-name="P18"><text:s text:c="12"/>break</text:p>
      <text:p text:style-name="P18"/>
      <text:p text:style-name="P18"><text:s text:c="8"/>for n in graph[currentnode]:</text:p>
      <text:p text:style-name="P18"><text:s text:c="12"/>if n not in visited:</text:p>
      <text:p text:style-name="P18"><text:s text:c="16"/>priority=heuristic[n]</text:p>
      <text:p text:style-name="P18"><text:s text:c="16"/>heapq.heappush(li,(priority,n))</text:p>
      <text:p text:style-name="P18"><text:s text:c="16"/>previous_node[n]=currentnode</text:p>
      <text:p text:style-name="P18"><text:s text:c="4"/></text:p>
      <text:p text:style-name="P18"><text:s text:c="4"/>path=[]</text:p>
      <text:p text:style-name="P18"><text:s text:c="4"/>while currentnode:</text:p>
      <text:p text:style-name="P18"><text:s text:c="8"/>path.append(currentnode)</text:p>
      <text:p text:style-name="P18"><text:s text:c="8"/>currentnode=previous_node[currentnode]</text:p>
      <text:p text:style-name="P18"><text:s text:c="4"/>path.reverse()</text:p>
      <text:p text:style-name="P18"/>
      <text:p text:style-name="P18"><text:s text:c="4"/>pathcost=0</text:p>
      <text:p text:style-name="P18"><text:s text:c="4"/>for i in range(len(path)):</text:p>
      <text:p text:style-name="P18"><text:s text:c="8"/>if i+1&lt;len(path):</text:p>
      <text:p text:style-name="P18"><text:s text:c="12"/>pathcost=pathcost+graph[path[i]][path[i+1]]</text:p>
      <text:p text:style-name="P18"><text:s text:c="8"/>else:</text:p>
      <text:p text:style-name="P18"><text:soft-page-break/><text:s text:c="12"/>break</text:p>
      <text:p text:style-name="P18"><text:s text:c="4"/>return (path,pathcost)</text:p>
      <text:p text:style-name="P18"/>
      <text:p text:style-name="P18">def a_star_search(graph, start, goal, heuristic):</text:p>
      <text:p text:style-name="P18"><text:s text:c="4"/>open_list = []</text:p>
      <text:p text:style-name="P18"><text:s text:c="4"/>heapq.heappush(open_list, (0, start))</text:p>
      <text:p text:style-name="P18"><text:s text:c="4"/>came_from = {start: None}</text:p>
      <text:p text:style-name="P18"><text:s text:c="4"/>g_costs = {start: 0}</text:p>
      <text:p text:style-name="P18"><text:s text:c="3"/></text:p>
      <text:p text:style-name="P18"><text:s text:c="4"/>while open_list:</text:p>
      <text:p text:style-name="P18"><text:s text:c="8"/>_, current = heapq.heappop(open_list)</text:p>
      <text:p text:style-name="P18"><text:s text:c="8"/>if current == goal:</text:p>
      <text:p text:style-name="P18"><text:s text:c="12"/>break</text:p>
      <text:p text:style-name="P18"><text:s text:c="7"/></text:p>
      <text:p text:style-name="P18"><text:s text:c="8"/>for neighbor,cost in graph[current].items():</text:p>
      <text:p text:style-name="P18"><text:s text:c="12"/>tentative_g_cost = g_costs[current] + cost</text:p>
      <text:p text:style-name="P18"><text:s text:c="12"/>if neighbor not in g_costs or tentative_g_cost &lt; g_costs[neighbor]:</text:p>
      <text:p text:style-name="P18"><text:s text:c="16"/>g_costs[neighbor] = tentative_g_cost</text:p>
      <text:p text:style-name="P18"><text:s text:c="16"/>f_cost = tentative_g_cost + heuristic[neighbor]</text:p>
      <text:p text:style-name="P18"><text:s text:c="16"/>heapq.heappush(open_list, (f_cost, neighbor))</text:p>
      <text:p text:style-name="P18"><text:s text:c="16"/>came_from[neighbor] = current</text:p>
      <text:p text:style-name="P18"><text:s text:c="3"/></text:p>
      <text:p text:style-name="P18"><text:s text:c="4"/>path = []</text:p>
      <text:p text:style-name="P18"/>
      <text:p text:style-name="P18"><text:s text:c="4"/>while current:</text:p>
      <text:p text:style-name="P18"><text:s text:c="8"/>path.append(current)</text:p>
      <text:p text:style-name="P18"><text:s text:c="8"/>current = came_from[current]</text:p>
      <text:p text:style-name="P18"><text:s text:c="4"/>path.reverse()</text:p>
      <text:p text:style-name="P18"><text:s text:c="4"/>astcost=g_costs[goal]</text:p>
      <text:p text:style-name="P18"><text:s text:c="4"/>return path,astcost</text:p>
      <text:p text:style-name="P18"/>
      <text:p text:style-name="P18">def print_pat(pat):</text:p>
      <text:p text:style-name="P18"><text:s text:c="4"/>print(pat[0],end="")</text:p>
      <text:p text:style-name="P18"><text:s text:c="4"/>for i in range(1,len(pat)):</text:p>
      <text:p text:style-name="P18"><text:s text:c="8"/>print(' -&gt; ',end="")</text:p>
      <text:p text:style-name="P18"><text:s text:c="8"/>print(pat[i],end="")</text:p>
      <text:p text:style-name="P18"><text:s text:c="4"/>print() <text:s text:c="5"/></text:p>
      <text:p text:style-name="P18">def main():</text:p>
      <text:p text:style-name="P18"><text:s text:c="4"/>graph = {'arad': {'zerind': 75, 'timisora': 118, 'sibiu': 140}, 'zerind': {'arad': 75, 'oradea': 71}, 'timisora': {'arad': 118, 'lugoj': 111}, 'sibiu': {'arad': 140, 'oradea': 151, 'fagaras': 99, 'rimicu': 80}, 'fagaras': {'sibiu': 99, 'bucharest': 211}, 'bucharest': {'fagaras': 211, 'pitesti': 101}, 'pitesti': {'bucharest': 101, 'rimicu': 97}, 'oradea': {'zerind': 71, 'sibiu': 151}, 'dabaeu': {'rimicu': 80}, 'lugoj': {'timisora': 111}, 'rimicu': {'sibiu': 80, 'pitesti': 97, 'dabaeu': 80}}</text:p>
      <text:p text:style-name="P18"><text:s text:c="4"/>heuristic={'arad':366, 'zerind':374, 'timisora':329, 'sibiu':253, 'fagaras':176, 'bucharest':0, 'pitesti':100, 'oradea':380, 'dabaeu':256, 'lugoj':244, 'rimicu':193}</text:p>
      <text:p text:style-name="P18"><text:soft-page-break/><text:s text:c="4"/>start='arad'</text:p>
      <text:p text:style-name="P18"><text:s text:c="4"/>goal='bucharest'</text:p>
      <text:p text:style-name="P18"><text:s text:c="4"/>path=bestfirst(graph,heuristic,start,goal)</text:p>
      <text:p text:style-name="P18"><text:s text:c="4"/>print("\nThe bfs path is\n")</text:p>
      <text:p text:style-name="P18"><text:s text:c="4"/>print_pat(path[0])</text:p>
      <text:p text:style-name="P18"><text:s text:c="4"/>print(f"\nThe path cost is {path[1]}\n")</text:p>
      <text:p text:style-name="P18"><text:s text:c="4"/>ast,astcost=a_star_search(graph, start, goal, heuristic)</text:p>
      <text:p text:style-name="P18"><text:s text:c="4"/>print(f"\nThe astar path is \n")</text:p>
      <text:p text:style-name="P18"><text:s text:c="4"/>print_pat(ast)</text:p>
      <text:p text:style-name="P18"><text:s text:c="4"/>print(f"\nThe path cost is {astcost}\n")</text:p>
      <text:p text:style-name="P18">if __name__=="__main__":</text:p>
      <text:p text:style-name="P18"><text:s text:c="4"/>main()</text:p>
      <text:p text:style-name="P18"/>
      <text:p text:style-name="P18"/>
      <text:p text:style-name="P24">OUTPUT</text:p>
      <text:p text:style-name="P24"/>
      <text:p text:style-name="P19">The bfs path is</text:p>
      <text:p text:style-name="P19"/>
      <text:p text:style-name="P19">arad -&gt; sibiu -&gt; fagaras -&gt; bucharest</text:p>
      <text:p text:style-name="P19"/>
      <text:p text:style-name="P19">The path cost is 450</text:p>
      <text:p text:style-name="P19"/>
      <text:p text:style-name="P19"/>
      <text:p text:style-name="P19">The astar path is </text:p>
      <text:p text:style-name="P19"/>
      <text:p text:style-name="P19">arad -&gt; sibiu -&gt; rimicu -&gt; pitesti -&gt; bucharest</text:p>
      <text:p text:style-name="P19"/>
      <text:p text:style-name="P19">The path cost is 418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<text:soft-page-break/>ADHWAITH K P</text:p>
      <text:p text:style-name="P12">S5 AIML</text:p>
      <text:p text:style-name="P12">ROLL NO 03</text:p>
      <text:p text:style-name="P14"><text:span text:style-name="T2">29</text:span>-0<text:span text:style-name="T1">8</text:span>-2024</text:p>
      <text:p text:style-name="P10">EXPERIMENT NO <text:span text:style-name="T3">5</text:span></text:p>
      <text:p text:style-name="P8">IMPLEMENT<text:span text:style-name="T3">ATION OF HEURISTIC FUNCTION</text:span></text:p>
      <text:p text:style-name="P16">EXAMPLE PROBLEM</text:p>
      <text:p text:style-name="P10"/>
      <text:p text:style-name="P25">AIM</text:p>
      <text:p text:style-name="P22">write a program to implement 8 puzzle problem with best first search</text:p>
      <text:p text:style-name="P22"/>
      <text:p text:style-name="P27">PROGRAM</text:p>
      <text:p text:style-name="P20">from collections import deque</text:p>
      <text:p text:style-name="P20"/>
      <text:p text:style-name="P20">def is_goal(state):</text:p>
      <text:p text:style-name="P20"><text:s text:c="4"/>return state == [[1, 2, 3], [4, 5, 6], [7, 8, 0]]</text:p>
      <text:p text:style-name="P20"/>
      <text:p text:style-name="P20">def find_blank(state):</text:p>
      <text:p text:style-name="P20"><text:s text:c="4"/>for i in range(3):</text:p>
      <text:p text:style-name="P20"><text:s text:c="8"/>for j in range(3):</text:p>
      <text:p text:style-name="P20"><text:s text:c="12"/>if state[i][j] == 0:</text:p>
      <text:p text:style-name="P20"><text:s text:c="16"/>return i, j</text:p>
      <text:p text:style-name="P20"/>
      <text:p text:style-name="P20">def generate_new_states(state):</text:p>
      <text:p text:style-name="P20"><text:s text:c="4"/>new_states = []</text:p>
      <text:p text:style-name="P20"><text:s text:c="4"/>x, y = find_blank(state)</text:p>
      <text:p text:style-name="P20"><text:s text:c="4"/>moves = [(-1, 0), (1, 0), (0, -1), (0, 1)] </text:p>
      <text:p text:style-name="P20"><text:s text:c="4"/></text:p>
      <text:p text:style-name="P20"><text:s text:c="4"/>for move in moves:</text:p>
      <text:p text:style-name="P20"><text:s text:c="8"/>new_x, new_y = x + move[0], y + move[1]</text:p>
      <text:p text:style-name="P20"><text:s text:c="8"/>if 0 &lt;= new_x &lt; 3 and 0 &lt;= new_y &lt; 3:</text:p>
      <text:p text:style-name="P20"><text:s text:c="12"/>new_state = [row[:] for row in state]</text:p>
      <text:p text:style-name="P20"><text:s text:c="12"/>new_state[x][y], new_state[new_x][new_y] = new_state[new_x][new_y], new_state[x][y]</text:p>
      <text:p text:style-name="P20"><text:s text:c="12"/>new_states.append(new_state)</text:p>
      <text:p text:style-name="P20"><text:s text:c="4"/></text:p>
      <text:p text:style-name="P20"><text:s text:c="4"/>return new_states</text:p>
      <text:p text:style-name="P20"/>
      <text:p text:style-name="P20">def bfs(start_state):</text:p>
      <text:p text:style-name="P20"><text:s text:c="4"/>queue = deque([(start_state, [])])</text:p>
      <text:p text:style-name="P20"><text:s text:c="4"/>visited = set()</text:p>
      <text:p text:style-name="P20"><text:s text:c="4"/></text:p>
      <text:p text:style-name="P20"><text:s text:c="4"/>while queue:</text:p>
      <text:p text:style-name="P20"><text:soft-page-break/><text:s text:c="8"/>current_state, path = queue.popleft()</text:p>
      <text:p text:style-name="P20"><text:s text:c="8"/></text:p>
      <text:p text:style-name="P20"><text:s text:c="8"/>if is_goal(current_state):</text:p>
      <text:p text:style-name="P20"><text:s text:c="12"/>return path</text:p>
      <text:p text:style-name="P20"><text:s text:c="8"/></text:p>
      <text:p text:style-name="P20"><text:s text:c="8"/>visited.add(tuple(map(tuple, current_state))) </text:p>
      <text:p text:style-name="P20"><text:s text:c="8"/></text:p>
      <text:p text:style-name="P20"><text:s text:c="8"/>for new_state in generate_new_states(current_state):</text:p>
      <text:p text:style-name="P20"><text:s text:c="12"/>if tuple(map(tuple, new_state)) not in visited:</text:p>
      <text:p text:style-name="P20"><text:s text:c="16"/>queue.append((new_state, path + [new_state]))</text:p>
      <text:p text:style-name="P20"><text:s text:c="4"/></text:p>
      <text:p text:style-name="P20"><text:s text:c="4"/>return None </text:p>
      <text:p text:style-name="P20"/>
      <text:p text:style-name="P20"/>
      <text:p text:style-name="P20">print("Start state :\n")</text:p>
      <text:p text:style-name="P20">start_board = [0,2,3,1,4,6,7,5,8]</text:p>
      <text:p text:style-name="P20">start_state=[]</text:p>
      <text:p text:style-name="P20">for i in range(0,9,3):</text:p>
      <text:p text:style-name="P20"><text:s text:c="4"/>p=start_board[i:i+3]</text:p>
      <text:p text:style-name="P20"><text:s text:c="4"/>print(p)</text:p>
      <text:p text:style-name="P20"><text:s text:c="4"/>start_state.append(p)</text:p>
      <text:p text:style-name="P20">print()</text:p>
      <text:p text:style-name="P20"/>
      <text:p text:style-name="P20">print("Goal state :\n")</text:p>
      <text:p text:style-name="P20">goal_board = [1,2,3,4,5,6,7,8,0]</text:p>
      <text:p text:style-name="P20">for i in range(0,9,3):</text:p>
      <text:p text:style-name="P20"><text:s text:c="4"/>p=goal_board[i:i+3]</text:p>
      <text:p text:style-name="P20"><text:s text:c="4"/>print(p)</text:p>
      <text:p text:style-name="P20">print()</text:p>
      <text:p text:style-name="P20"/>
      <text:p text:style-name="P20"/>
      <text:p text:style-name="P20"/>
      <text:p text:style-name="P20">solution = bfs(start_state)</text:p>
      <text:p text:style-name="P20"/>
      <text:p text:style-name="P20"/>
      <text:p text:style-name="P20">if solution:</text:p>
      <text:p text:style-name="P20"><text:s text:c="4"/>print("Solution found!!! Moves :\n")</text:p>
      <text:p text:style-name="P20"><text:s text:c="4"/>for step in solution:</text:p>
      <text:p text:style-name="P20"><text:s text:c="8"/>for row in step:</text:p>
      <text:p text:style-name="P20"><text:s text:c="12"/>print(row)</text:p>
      <text:p text:style-name="P20"><text:s text:c="8"/>print() </text:p>
      <text:p text:style-name="P20">else:</text:p>
      <text:p text:style-name="P20"><text:s text:c="4"/>print("No solution found.")</text:p>
      <text:p text:style-name="P20"/>
      <text:p text:style-name="P20"/>
      <text:p text:style-name="P29"><text:soft-page-break/>OUTPUT</text:p>
      <text:p text:style-name="P21">Start state :</text:p>
      <text:p text:style-name="P21"/>
      <text:p text:style-name="P21">[0, 2, 3]</text:p>
      <text:p text:style-name="P21">[1, 4, 6]</text:p>
      <text:p text:style-name="P21">[7, 5, 8]</text:p>
      <text:p text:style-name="P21"/>
      <text:p text:style-name="P21">Goal state :</text:p>
      <text:p text:style-name="P21"/>
      <text:p text:style-name="P21">[1, 2, 3]</text:p>
      <text:p text:style-name="P21">[4, 5, 6]</text:p>
      <text:p text:style-name="P21">[7, 8, 0]</text:p>
      <text:p text:style-name="P21"/>
      <text:p text:style-name="P21">Solution found!!! Moves :</text:p>
      <text:p text:style-name="P21"/>
      <text:p text:style-name="P21">[1, 2, 3]</text:p>
      <text:p text:style-name="P21">[0, 4, 6]</text:p>
      <text:p text:style-name="P21">[7, 5, 8]</text:p>
      <text:p text:style-name="P21"/>
      <text:p text:style-name="P21">[1, 2, 3]</text:p>
      <text:p text:style-name="P21">[4, 0, 6]</text:p>
      <text:p text:style-name="P21">[7, 5, 8]</text:p>
      <text:p text:style-name="P21"/>
      <text:p text:style-name="P21">[1, 2, 3]</text:p>
      <text:p text:style-name="P21">[4, 5, 6]</text:p>
      <text:p text:style-name="P21">[7, 0, 8]</text:p>
      <text:p text:style-name="P21"/>
      <text:p text:style-name="P21">[1, 2, 3]</text:p>
      <text:p text:style-name="P21">[4, 5, 6]</text:p>
      <text:p text:style-name="P21">[7, 8, 0]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3"><text:soft-page-break/>ADHWAITH K P</text:p>
      <text:p text:style-name="P13">S5 AIML</text:p>
      <text:p text:style-name="P13">ROLL NO 03</text:p>
      <text:p text:style-name="P15"><text:span text:style-name="T2">29</text:span>-0<text:span text:style-name="T1">8</text:span>-2024</text:p>
      <text:p text:style-name="P11">EXPERIMENT NO <text:span text:style-name="T3">5</text:span></text:p>
      <text:p text:style-name="P9">IMPLEMENT<text:span text:style-name="T3">ATION OF HEURISTIC FUNCTION</text:span></text:p>
      <text:p text:style-name="P17">EXAMPLE PROBLEM</text:p>
      <text:p text:style-name="P11"/>
      <text:p text:style-name="P26">AIM</text:p>
      <text:p text:style-name="P23">write a program to implement 8 puzzle problem with best first search</text:p>
      <text:p text:style-name="P23"/>
      <text:p text:style-name="P28">PROGRAM</text:p>
      <text:p text:style-name="P23">import heapq</text:p>
      <text:p text:style-name="P23">class PuzzleState:</text:p>
      <text:p text:style-name="P23"><text:s text:c="4"/>def __init__(self, board, empty_pos, cost=0, parent=None):</text:p>
      <text:p text:style-name="P23"><text:s text:c="8"/>self.board = board</text:p>
      <text:p text:style-name="P23"><text:s text:c="8"/>self.empty_pos = empty_pos</text:p>
      <text:p text:style-name="P23"><text:s text:c="8"/>self.cost = cost</text:p>
      <text:p text:style-name="P23"><text:s text:c="8"/>self.parent = parent</text:p>
      <text:p text:style-name="P23"/>
      <text:p text:style-name="P23"><text:s text:c="4"/>def __lt__(self, other):</text:p>
      <text:p text:style-name="P23"><text:s text:c="8"/>return self.cost &lt; other.cost</text:p>
      <text:p text:style-name="P23"/>
      <text:p text:style-name="P23"><text:s text:c="4"/>def __eq__(self, other):</text:p>
      <text:p text:style-name="P23"><text:s text:c="8"/>return self.board == other.board</text:p>
      <text:p text:style-name="P23"/>
      <text:p text:style-name="P23"><text:s text:c="4"/>def __hash__(self):</text:p>
      <text:p text:style-name="P23"><text:s text:c="8"/>return hash(tuple(self.board))</text:p>
      <text:p text:style-name="P23"/>
      <text:p text:style-name="P23"/>
      <text:p text:style-name="P23">def heuristic(board, goal):</text:p>
      <text:p text:style-name="P23"><text:s text:c="4"/>return sum([1 if board[i] != goal[i] and board[i] != 0 else 0 for i in range(9)])</text:p>
      <text:p text:style-name="P23"/>
      <text:p text:style-name="P23"/>
      <text:p text:style-name="P23">def generate_moves(state):</text:p>
      <text:p text:style-name="P23"><text:s text:c="4"/>board = state.board</text:p>
      <text:p text:style-name="P23"><text:s text:c="4"/>empty_pos = state.empty_pos</text:p>
      <text:p text:style-name="P23"><text:s text:c="4"/>moves = []</text:p>
      <text:p text:style-name="P23"><text:s text:c="4"/>x, y = divmod(empty_pos, 3)</text:p>
      <text:p text:style-name="P23"><text:s text:c="4"/>directions = [(-1, 0), (1, 0), (0, -1), (0, 1)]</text:p>
      <text:p text:style-name="P23"/>
      <text:p text:style-name="P23"><text:s text:c="4"/>for dx, dy in directions:</text:p>
      <text:p text:style-name="P23"><text:s text:c="8"/>new_x, new_y = x + dx, y + dy</text:p>
      <text:p text:style-name="P23"><text:soft-page-break/><text:s text:c="8"/>if 0 &lt;= new_x &lt; 3 and 0 &lt;= new_y &lt; 3:</text:p>
      <text:p text:style-name="P23"><text:s text:c="12"/>new_empty_pos = new_x * 3 + new_y</text:p>
      <text:p text:style-name="P23"><text:s text:c="12"/>new_board = board[:]</text:p>
      <text:p text:style-name="P23"><text:s text:c="12"/>new_board[empty_pos], new_board[new_empty_pos] = new_board[new_empty_pos], new_board[empty_pos]</text:p>
      <text:p text:style-name="P23"><text:s text:c="12"/>moves.append(PuzzleState(new_board, new_empty_pos, state.cost + 1, state))</text:p>
      <text:p text:style-name="P23"><text:s text:c="4"/></text:p>
      <text:p text:style-name="P23"><text:s text:c="4"/>return moves</text:p>
      <text:p text:style-name="P23"/>
      <text:p text:style-name="P23"/>
      <text:p text:style-name="P23">def <text:s/>best_first_search(start_board, goal_board):</text:p>
      <text:p text:style-name="P23"><text:s text:c="4"/>start_state = PuzzleState(start_board, start_board.index(0))</text:p>
      <text:p text:style-name="P23"><text:s text:c="4"/>goal_state = PuzzleState(goal_board, goal_board.index(0))</text:p>
      <text:p text:style-name="P23"><text:s text:c="4"/>open_list = []</text:p>
      <text:p text:style-name="P23"><text:s text:c="4"/>closed_set = set()</text:p>
      <text:p text:style-name="P23"><text:s text:c="4"/>heapq.heappush(open_list, (heuristic(start_state.board, goal_state.board), start_state))</text:p>
      <text:p text:style-name="P23"><text:s text:c="4"/>while open_list:</text:p>
      <text:p text:style-name="P23"><text:s text:c="8"/>_, current_state = heapq.heappop(open_list)</text:p>
      <text:p text:style-name="P23"><text:s text:c="8"/>if current_state.board == goal_state.board:</text:p>
      <text:p text:style-name="P23"><text:s text:c="12"/>return current_state</text:p>
      <text:p text:style-name="P23"><text:s text:c="8"/>closed_set.add(current_state)</text:p>
      <text:p text:style-name="P23"><text:s text:c="8"/>for move in generate_moves(current_state):</text:p>
      <text:p text:style-name="P23"><text:s text:c="12"/>if move not in closed_set:</text:p>
      <text:p text:style-name="P23"><text:s text:c="16"/>heapq.heappush(open_list, (heuristic(move.board, goal_state.board), move))</text:p>
      <text:p text:style-name="P23"><text:s text:c="4"/></text:p>
      <text:p text:style-name="P23"><text:s text:c="4"/>return None</text:p>
      <text:p text:style-name="P23"/>
      <text:p text:style-name="P23"/>
      <text:p text:style-name="P23">def reconstruct_path(state):</text:p>
      <text:p text:style-name="P23"><text:s text:c="4"/>path = []</text:p>
      <text:p text:style-name="P23"><text:s text:c="4"/>while state:</text:p>
      <text:p text:style-name="P23"><text:s text:c="8"/>path.append(state.board)</text:p>
      <text:p text:style-name="P23"><text:s text:c="8"/>state = state.parent</text:p>
      <text:p text:style-name="P23"><text:s text:c="4"/>return path[::-1]</text:p>
      <text:p text:style-name="P23"/>
      <text:p text:style-name="P23"/>
      <text:p text:style-name="P23">def read_input():</text:p>
      <text:p text:style-name="P23"><text:s text:c="4"/>print("Start state :\n")</text:p>
      <text:p text:style-name="P23"><text:s text:c="4"/>start_board = [0,2,3,1,4,6,7,5,8]</text:p>
      <text:p text:style-name="P23"><text:s text:c="4"/>for i in range(0,9,3):</text:p>
      <text:p text:style-name="P23"><text:s text:c="8"/>p=start_board[i:i+3]</text:p>
      <text:p text:style-name="P23"><text:s text:c="8"/>print(p)</text:p>
      <text:p text:style-name="P23"><text:s text:c="4"/>print()</text:p>
      <text:p text:style-name="P23"/>
      <text:p text:style-name="P23"><text:s text:c="4"/>print("Goal state :\n")</text:p>
      <text:p text:style-name="P23"><text:soft-page-break/><text:s text:c="4"/>goal_board = [1,2,3,4,5,6,7,8,0]</text:p>
      <text:p text:style-name="P23"><text:s text:c="4"/>for i in range(0,9,3):</text:p>
      <text:p text:style-name="P23"><text:s text:c="8"/>p=goal_board[i:i+3]</text:p>
      <text:p text:style-name="P23"><text:s text:c="8"/>print(p)</text:p>
      <text:p text:style-name="P23"><text:s text:c="4"/>print()</text:p>
      <text:p text:style-name="P23"><text:s text:c="4"/>return start_board, goal_board</text:p>
      <text:p text:style-name="P23"/>
      <text:p text:style-name="P23"/>
      <text:p text:style-name="P23">def main():</text:p>
      <text:p text:style-name="P23"><text:s text:c="4"/>start_board, goal_board = read_input()</text:p>
      <text:p text:style-name="P23"><text:s text:c="4"/>solution = best_first_search(start_board, goal_board)</text:p>
      <text:p text:style-name="P23"><text:s text:c="4"/></text:p>
      <text:p text:style-name="P23"><text:s text:c="4"/>if solution:</text:p>
      <text:p text:style-name="P23"><text:s text:c="8"/>path = reconstruct_path(solution)</text:p>
      <text:p text:style-name="P23"><text:s text:c="8"/>print("Solution found! Moves:\n")</text:p>
      <text:p text:style-name="P23"><text:s text:c="8"/>for step in path:</text:p>
      <text:p text:style-name="P23"><text:s text:c="12"/>for i in range(0, 9, 3):</text:p>
      <text:p text:style-name="P23"><text:s text:c="16"/>print(step[i:i+3])</text:p>
      <text:p text:style-name="P23"><text:s text:c="12"/>print()</text:p>
      <text:p text:style-name="P23"><text:s text:c="4"/>else:</text:p>
      <text:p text:style-name="P23"><text:s text:c="8"/>print("No solution found.")</text:p>
      <text:p text:style-name="P23"/>
      <text:p text:style-name="P23">if __name__ == "__main__":</text:p>
      <text:p text:style-name="P23"><text:s text:c="4"/>main()</text:p>
      <text:p text:style-name="P23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4:33:46.770358547</meta:creation-date>
    <dc:date>2024-08-29T15:52:43.290142865</dc:date>
    <meta:editing-duration>PT29M35S</meta:editing-duration>
    <meta:editing-cycles>7</meta:editing-cycles>
    <meta:generator>LibreOffice/7.3.7.2$Linux_X86_64 LibreOffice_project/30$Build-2</meta:generator>
    <meta:print-date>2024-08-22T12:24:40.179130519</meta:print-date>
    <meta:document-statistic meta:table-count="0" meta:image-count="0" meta:object-count="0" meta:page-count="9" meta:paragraph-count="279" meta:word-count="885" meta:character-count="8117" meta:non-whitespace-character-count="6207"/>
  </office:meta>
</office:document-meta>
</file>